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Script.configureTag( Tag tag , Jelly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gScript.getNamespaceCon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gScript.handleException( Error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cript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gScript.getTa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setSaxAttributes( Attributes sax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Attribute.ExpressionAttribute( String name , Expression 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setTagFactory( TagFactory tag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create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setFileName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cript.get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run( JellyContext context , XMLOutput outpu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TagScript.createJelly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Script.TagScript( TagFactory tag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getTag( Jelly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gScript.handleException( Exception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gScript.setTag( Tag tag , Jell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Script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addAttribute( String name , String prefix , String nsURI , Expression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Script.setElementName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startNamespacePrefixes( XMLOutput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gScrip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getTag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setContextURLs( Jelly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Script.Tag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gScript.setLineNumber(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Attribute.ExpressionAttribute( String name , String prefix , String nsURI , Expression 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setTagLibrary( TagLibrary tagLib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getJellyContext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handleException( Jelly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Script.applyLocation( LocationAware locationAwa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gScript.clear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Script.getSax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createJellyException( String reason , Exception ca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gScript.setTagNamespacesMap( Map tagNamespaces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setParent( TagScrip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newInstance( Class ta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Script.handleException( JellyTag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Script.setLocal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convertType( Object value , Class require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Script.setTagBody( Script tag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addAttribute( String name , Expression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endNamespacePrefixes( XMLOutput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Scrip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Script.comp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Script.se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Script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